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4ac13" officeooo:paragraph-rsid="0004ac13"/>
    </style:style>
    <style:style style:name="P2" style:family="paragraph" style:parent-style-name="Standard">
      <style:paragraph-properties fo:text-align="start" style:justify-single-word="false"/>
      <style:text-properties fo:font-size="14pt" officeooo:rsid="000ab689" officeooo:paragraph-rsid="000ab689"/>
    </style:style>
    <style:style style:name="P3" style:family="paragraph" style:parent-style-name="Standard">
      <style:paragraph-properties fo:text-align="start" style:justify-single-word="false"/>
      <style:text-properties fo:font-size="14pt" officeooo:rsid="000c70ed" officeooo:paragraph-rsid="000c70ed"/>
    </style:style>
    <style:style style:name="P4" style:family="paragraph" style:parent-style-name="Standard">
      <style:paragraph-properties fo:text-align="center" style:justify-single-word="false"/>
      <style:text-properties fo:font-size="16pt" officeooo:rsid="0004ac13" officeooo:paragraph-rsid="0004ac13"/>
    </style:style>
    <style:style style:name="P5" style:family="paragraph" style:parent-style-name="Standard">
      <style:paragraph-properties fo:text-align="start" style:justify-single-word="false"/>
      <style:text-properties fo:font-size="16pt" officeooo:rsid="0004ac13" officeooo:paragraph-rsid="0004ac13"/>
    </style:style>
    <style:style style:name="P6" style:family="paragraph" style:parent-style-name="Standard">
      <style:paragraph-properties fo:text-align="start" style:justify-single-word="false"/>
      <style:text-properties fo:font-size="16pt" officeooo:rsid="000972d3" officeooo:paragraph-rsid="000972d3"/>
    </style:style>
    <style:style style:name="P7" style:family="paragraph" style:parent-style-name="Standard" style:list-style-name="L4">
      <style:paragraph-properties fo:text-align="start" style:justify-single-word="false"/>
      <style:text-properties officeooo:paragraph-rsid="000b742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04ac13" officeooo:paragraph-rsid="0004ac13"/>
    </style:style>
    <style:style style:name="P9" style:family="paragraph" style:parent-style-name="Standard">
      <style:paragraph-properties fo:text-align="start" style:justify-single-word="false"/>
      <style:text-properties fo:font-size="12pt" officeooo:rsid="0004ac13" officeooo:paragraph-rsid="0004ac13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officeooo:rsid="0004ac13" officeooo:paragraph-rsid="0004ac13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officeooo:rsid="0004ac13" officeooo:paragraph-rsid="0004ac13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officeooo:rsid="000972d3" officeooo:paragraph-rsid="000972d3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officeooo:rsid="000ab689" officeooo:paragraph-rsid="000ab689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officeooo:rsid="000b742d" officeooo:paragraph-rsid="000b742d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officeooo:rsid="000c70ed" officeooo:paragraph-rsid="000c70ed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0c4628" officeooo:paragraph-rsid="000c4628"/>
    </style:style>
    <style:style style:name="P17" style:family="paragraph" style:parent-style-name="Standard" style:list-style-name="L4">
      <style:paragraph-properties fo:text-align="start" style:justify-single-word="false"/>
      <style:text-properties fo:font-style="italic" officeooo:rsid="000c4628" officeooo:paragraph-rsid="000c4628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0c4628" officeooo:paragraph-rsid="000c4628" style:font-style-asian="italic" style:font-style-complex="italic"/>
    </style:style>
    <style:style style:name="T1" style:family="text">
      <style:text-properties officeooo:rsid="000ab6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/>
    </style:style>
    <style:style style:name="T4" style:family="text">
      <style:text-properties fo:font-size="12pt" fo:font-style="normal" style:font-style-asian="normal" style:font-style-complex="normal"/>
    </style:style>
    <style:style style:name="T5" style:family="text">
      <style:text-properties fo:font-size="12pt" fo:font-style="normal" officeooo:rsid="000b742d" style:font-style-asian="normal" style:font-style-complex="normal"/>
    </style:style>
    <style:style style:name="T6" style:family="text">
      <style:text-properties fo:font-size="12pt" fo:font-style="normal" officeooo:rsid="000c4628" style:font-style-asian="normal" style:font-style-complex="normal"/>
    </style:style>
    <style:style style:name="T7" style:family="text">
      <style:text-properties fo:font-size="12pt" fo:font-style="italic" style:font-style-asian="italic" style:font-style-complex="italic"/>
    </style:style>
    <style:style style:name="T8" style:family="text">
      <style:text-properties fo:font-size="12pt" fo:font-style="italic" officeooo:rsid="000b742d" style:font-style-asian="italic" style:font-style-complex="italic"/>
    </style:style>
    <style:style style:name="T9" style:family="text">
      <style:text-properties fo:font-size="12pt" fo:font-style="italic" officeooo:rsid="000c4628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Workflow</text:p>
      <text:p text:style-name="P5"/>
      <text:p text:style-name="P1">Keep commits small and often. (present tense)</text:p>
      <text:list xml:id="list4189762313" text:style-name="L1">
        <text:list-item>
          <text:p text:style-name="P8">ex. 'Add about section to navbar on static pages'</text:p>
        </text:list-item>
      </text:list>
      <text:p text:style-name="P9"/>
      <text:p text:style-name="P1">Attempt to keep commits on a singular purpose.</text:p>
      <text:list xml:id="list933881640" text:style-name="L2">
        <text:list-item>
          <text:p text:style-name="P10">Keep track of bugs that you find and then fix them later in a separate commit.</text:p>
        </text:list-item>
      </text:list>
      <text:p text:style-name="P1"/>
      <text:p text:style-name="P1">Keeping the workflow modular and independent allows for movement within the Git timeline.</text:p>
      <text:list xml:id="list190372818" text:style-name="L3">
        <text:list-item>
          <text:p text:style-name="P11">Errors can be more precisely found.</text:p>
        </text:list-item>
      </text:list>
      <text:p text:style-name="P9"/>
      <text:p text:style-name="P2">Main is for production-ready code. Any code deployed to main will be tested in staging and shipped to production.</text:p>
      <text:p text:style-name="P2"/>
      <text:p text:style-name="P3">Anytime you are merging in more 'senior branches' (e.g. merging features into main), you want it to be clean and conflict-free.</text:p>
      <text:list xml:id="list2221623604" text:style-name="L5">
        <text:list-item>
          <text:p text:style-name="P15">This can be tested by merging the 'senior' branch into the feature branch in order to resolve those conflicts. </text:p>
        </text:list-item>
      </text:list>
      <text:p text:style-name="P9"/>
      <text:p text:style-name="P6">Git Workflow<text:span text:style-name="T1"> (example, using theodinproject repo.)</text:span></text:p>
      <text:list xml:id="list400603870" text:style-name="L4">
        <text:list-item>
          <text:p text:style-name="P12">Fork the repository from Github<text:span text:style-name="T1"> and then clone the github repository.</text:span></text:p>
          <text:list>
            <text:list-item>
              <text:p text:style-name="P13">You can set up a remote to the original repository to pull directly from the original.</text:p>
            </text:list-item>
            <text:list-item>
              <text:p text:style-name="P14">ex. <text:span text:style-name="T2">git remote add &lt;remote name&gt; &lt;original repository&gt;</text:span></text:p>
            </text:list-item>
          </text:list>
        </text:list-item>
        <text:list-item>
          <text:p text:style-name="P13">Create a branch for whatever feature you want to build using <text:span text:style-name="T2">git checkout -b &lt;branch name&gt;</text:span></text:p>
          <text:p text:style-name="P13"><text:span text:style-name="T2"/></text:p>
        </text:list-item>
        <text:list-item>
          <text:p text:style-name="P7"><text:span text:style-name="T5">Use </text:span><text:span text:style-name="T8">git fetch upstream</text:span><text:span text:style-name="T9"> </text:span><text:span text:style-name="T6">to get any new updates from the original repository.</text:span></text:p>
        </text:list-item>
        <text:list-item>
          <text:p text:style-name="P16"><text:span text:style-name="T4">Use </text:span><text:span text:style-name="T7">git merge upstream/main</text:span><text:span text:style-name="T4"> to update your main with changes gotten from </text:span><text:span text:style-name="T7">git fetch</text:span><text:span text:style-name="T4">.</text:span></text:p>
          <text:list>
            <text:list-item>
              <text:p text:style-name="P17"><text:span text:style-name="T3">git pull upstream/some_branch</text:span><text:span text:style-name="T4"> is equivalent to running </text:span><text:span text:style-name="T3">git fetch </text:span><text:span text:style-name="T4">and </text:span><text:span text:style-name="T3">git merge</text:span><text:span text:style-name="T4">.</text:span></text:p>
            </text:list-item>
          </text:list>
        </text:list-item>
      </text:list>
      <text:p text:style-name="P18"><text:span text:style-name="T4"/></text:p>
      <text:list xml:id="list171254187022244" text:continue-numbering="true" text:style-name="L4">
        <text:list-item>
          <text:p text:style-name="P17"><text:span text:style-name="T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5:19:28.250200960</meta:creation-date>
    <dc:date>2021-11-12T16:56:47.644796162</dc:date>
    <meta:editing-duration>PT47M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229" meta:character-count="1304" meta:non-whitespace-character-count="1105"/>
  </office:meta>
</office:document-meta>
</file>